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0.857cm" style:rel-column-width="486*"/>
    </style:style>
    <style:style style:name="Tabela3.B" style:family="table-column">
      <style:table-column-properties style:column-width="11.954cm" style:rel-column-width="6777*"/>
    </style:style>
    <style:style style:name="Tabela3.C" style:family="table-column">
      <style:table-column-properties style:column-width="1.984cm" style:rel-column-width="1125*"/>
    </style:style>
    <style:style style:name="Tabela3.D" style:family="table-column">
      <style:table-column-properties style:column-width="2.205cm" style:rel-column-width="1250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D1" style:family="table-cell">
      <style:table-cell-properties fo:padding="0.097cm" fo:border="0.05pt solid #000000"/>
    </style:style>
    <style:style style:name="Tabe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0.05pt solid #000000" fo:border-right="none" fo:border-top="none" fo:border-bottom="0.05pt solid #000000"/>
    </style:style>
    <style:style style:name="Tabela3.B8" style:family="table-cell">
      <style:table-cell-properties fo:padding="0.097cm" fo:border-left="0.05pt solid #000000" fo:border-right="none" fo:border-top="none" fo:border-bottom="0.05pt solid #000000"/>
    </style:style>
    <style:style style:name="Tabela3.B9" style:family="table-cell">
      <style:table-cell-properties fo:padding="0.097cm" fo:border-left="0.05pt solid #000000" fo:border-right="none" fo:border-top="none" fo:border-bottom="0.05pt solid #000000"/>
    </style:style>
    <style:style style:name="Tabela3.B10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062208" officeooo:paragraph-rsid="00062208"/>
    </style:style>
    <style:style style:name="P2" style:family="paragraph" style:parent-style-name="Standard">
      <style:text-properties officeooo:rsid="000747f7" officeooo:paragraph-rsid="00078f66"/>
    </style:style>
    <style:style style:name="P3" style:family="paragraph" style:parent-style-name="Table_20_Contents">
      <style:paragraph-properties fo:text-align="start" style:justify-single-word="false"/>
      <style:text-properties officeooo:rsid="000f091f" officeooo:paragraph-rsid="00187eea"/>
    </style:style>
    <style:style style:name="P4" style:family="paragraph" style:parent-style-name="Table_20_Contents">
      <style:paragraph-properties fo:text-align="start" style:justify-single-word="false"/>
      <style:text-properties officeooo:rsid="000f091f" officeooo:paragraph-rsid="001c416c"/>
    </style:style>
    <style:style style:name="P5" style:family="paragraph" style:parent-style-name="Table_20_Contents">
      <style:paragraph-properties fo:text-align="start" style:justify-single-word="false"/>
      <style:text-properties officeooo:rsid="000f091f" officeooo:paragraph-rsid="001ff58d"/>
    </style:style>
    <style:style style:name="P6" style:family="paragraph" style:parent-style-name="Table_20_Contents">
      <style:paragraph-properties fo:text-align="start" style:justify-single-word="false"/>
      <style:text-properties officeooo:rsid="000f091f" officeooo:paragraph-rsid="00230eae"/>
    </style:style>
    <style:style style:name="P7" style:family="paragraph" style:parent-style-name="Table_20_Contents">
      <style:paragraph-properties fo:text-align="start" style:justify-single-word="false"/>
      <style:text-properties officeooo:rsid="000f091f" officeooo:paragraph-rsid="0024e885"/>
    </style:style>
    <style:style style:name="P8" style:family="paragraph" style:parent-style-name="Table_20_Contents">
      <style:paragraph-properties fo:text-align="start" style:justify-single-word="false"/>
      <style:text-properties officeooo:rsid="000f091f" officeooo:paragraph-rsid="00279fb6"/>
    </style:style>
    <style:style style:name="P9" style:family="paragraph" style:parent-style-name="Table_20_Contents">
      <style:paragraph-properties fo:text-align="start" style:justify-single-word="false"/>
      <style:text-properties officeooo:rsid="000f091f" officeooo:paragraph-rsid="002978f6"/>
    </style:style>
    <style:style style:name="P10" style:family="paragraph" style:parent-style-name="Table_20_Contents">
      <style:paragraph-properties fo:text-align="start" style:justify-single-word="false"/>
      <style:text-properties officeooo:rsid="000f091f" officeooo:paragraph-rsid="002a4800"/>
    </style:style>
    <style:style style:name="P11" style:family="paragraph" style:parent-style-name="Table_20_Contents">
      <style:paragraph-properties fo:text-align="start" style:justify-single-word="false"/>
      <style:text-properties officeooo:rsid="000f091f" officeooo:paragraph-rsid="002afeb3"/>
    </style:style>
    <style:style style:name="P12" style:family="paragraph" style:parent-style-name="Table_20_Contents">
      <style:paragraph-properties fo:text-align="start" style:justify-single-word="false"/>
      <style:text-properties fo:font-weight="bold" officeooo:rsid="000f091f" officeooo:paragraph-rsid="00187eea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rsid="000f091f" officeooo:paragraph-rsid="001ff58d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weight="bold" officeooo:rsid="000f091f" officeooo:paragraph-rsid="0024e885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weight="bold" officeooo:rsid="000f091f" officeooo:paragraph-rsid="00279fb6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weight="bold" officeooo:rsid="000f091f" officeooo:paragraph-rsid="002978f6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weight="bold" officeooo:rsid="000f091f" officeooo:paragraph-rsid="002a4800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weight="bold" officeooo:rsid="000f091f" officeooo:paragraph-rsid="002afeb3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12f213" officeooo:paragraph-rsid="00187eea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11a92c" officeooo:paragraph-rsid="00187eea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officeooo:rsid="0010e55b" officeooo:paragraph-rsid="00187eea"/>
    </style:style>
    <style:style style:name="P22" style:family="paragraph" style:parent-style-name="Table_20_Contents">
      <style:paragraph-properties fo:text-align="center" style:justify-single-word="false"/>
      <style:text-properties officeooo:rsid="0012f213" officeooo:paragraph-rsid="00187eea"/>
    </style:style>
    <style:style style:name="P23" style:family="paragraph" style:parent-style-name="Table_20_Contents">
      <style:paragraph-properties fo:text-align="center" style:justify-single-word="false"/>
      <style:text-properties officeooo:rsid="0011a92c" officeooo:paragraph-rsid="00187eea"/>
    </style:style>
    <style:style style:name="P24" style:family="paragraph" style:parent-style-name="Table_20_Contents">
      <style:paragraph-properties fo:text-align="center" style:justify-single-word="false"/>
      <style:text-properties officeooo:rsid="0014a0cc" officeooo:paragraph-rsid="00187eea"/>
    </style:style>
    <style:style style:name="P25" style:family="paragraph" style:parent-style-name="Table_20_Contents">
      <style:paragraph-properties fo:text-align="center" style:justify-single-word="false"/>
      <style:text-properties officeooo:rsid="00151ef4" officeooo:paragraph-rsid="00187eea"/>
    </style:style>
    <style:style style:name="P26" style:family="paragraph" style:parent-style-name="Table_20_Contents">
      <style:paragraph-properties fo:text-align="center" style:justify-single-word="false"/>
      <style:text-properties officeooo:rsid="0021cd13" officeooo:paragraph-rsid="00187eea"/>
    </style:style>
    <style:style style:name="P27" style:family="paragraph" style:parent-style-name="Table_20_Contents">
      <style:paragraph-properties fo:text-align="center" style:justify-single-word="false"/>
      <style:text-properties officeooo:rsid="00339dc1" officeooo:paragraph-rsid="00339dc1"/>
    </style:style>
    <style:style style:name="P28" style:family="paragraph" style:parent-style-name="Table_20_Contents">
      <style:paragraph-properties fo:text-align="center" style:justify-single-word="false"/>
      <style:text-properties officeooo:rsid="00352672" officeooo:paragraph-rsid="00352672"/>
    </style:style>
    <style:style style:name="P29" style:family="paragraph" style:parent-style-name="Table_20_Contents">
      <style:paragraph-properties fo:text-align="center" style:justify-single-word="false"/>
      <style:text-properties officeooo:rsid="0038602d" officeooo:paragraph-rsid="0038602d"/>
    </style:style>
    <style:style style:name="P30" style:family="paragraph" style:parent-style-name="Table_20_Contents">
      <style:paragraph-properties fo:text-align="center" style:justify-single-word="false"/>
      <style:text-properties officeooo:rsid="0039bb34" officeooo:paragraph-rsid="0039bb34"/>
    </style:style>
    <style:style style:name="P31" style:family="paragraph" style:parent-style-name="Table_20_Contents">
      <style:paragraph-properties fo:text-align="center" style:justify-single-word="false"/>
      <style:text-properties officeooo:rsid="003b648a" officeooo:paragraph-rsid="003b648a"/>
    </style:style>
    <style:style style:name="P32" style:family="paragraph" style:parent-style-name="Table_20_Contents">
      <style:paragraph-properties fo:text-align="center" style:justify-single-word="false"/>
      <style:text-properties officeooo:rsid="003c6bea" officeooo:paragraph-rsid="003c6bea"/>
    </style:style>
    <style:style style:name="P33" style:family="paragraph" style:parent-style-name="Table_20_Contents">
      <style:paragraph-properties fo:text-align="center" style:justify-single-word="false"/>
      <style:text-properties officeooo:rsid="003db15b" officeooo:paragraph-rsid="003db15b"/>
    </style:style>
    <style:style style:name="P34" style:family="paragraph" style:parent-style-name="Standard">
      <style:paragraph-properties fo:text-align="center" style:justify-single-word="false"/>
      <style:text-properties fo:font-weight="normal" officeooo:rsid="0018d2b4" officeooo:paragraph-rsid="00187eea" style:font-weight-asian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tyle="italic" fo:font-weight="bold" officeooo:rsid="000f091f" officeooo:paragraph-rsid="00187eea" style:font-style-asian="italic" style:font-weight-asian="bold" style:font-style-complex="italic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tyle="normal" fo:font-weight="normal" officeooo:rsid="000f091f" officeooo:paragraph-rsid="00187eea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tyle="normal" fo:font-weight="bold" officeooo:rsid="000f091f" officeooo:paragraph-rsid="00187eea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tyle="normal" fo:font-weight="bold" officeooo:rsid="0011a92c" officeooo:paragraph-rsid="00187eea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weight="bold" officeooo:rsid="0015d82d" officeooo:paragraph-rsid="00187eea" style:font-weight-asian="bold" style:font-weight-complex="bold"/>
    </style:style>
    <style:style style:name="P40" style:family="paragraph" style:parent-style-name="Standard">
      <style:text-properties fo:font-weight="bold" officeooo:rsid="0018d2b4" officeooo:paragraph-rsid="00187eea" style:font-weight-asian="bold" style:font-weight-complex="bold"/>
    </style:style>
    <style:style style:name="P41" style:family="paragraph" style:parent-style-name="Standard">
      <style:text-properties officeooo:paragraph-rsid="00187eea"/>
    </style:style>
    <style:style style:name="T1" style:family="text">
      <style:text-properties officeooo:rsid="00078f6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e55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0e55b" style:font-weight-asian="normal" style:font-weight-complex="normal"/>
    </style:style>
    <style:style style:name="T6" style:family="text">
      <style:text-properties fo:font-weight="normal" officeooo:rsid="0021cd13" style:font-weight-asian="normal" style:font-weight-complex="normal"/>
    </style:style>
    <style:style style:name="T7" style:family="text">
      <style:text-properties fo:font-weight="normal" officeooo:rsid="002262ef" style:font-weight-asian="normal" style:font-weight-complex="normal"/>
    </style:style>
    <style:style style:name="T8" style:family="text">
      <style:text-properties fo:font-weight="normal" officeooo:rsid="002606af" style:font-weight-asian="normal" style:font-weight-complex="normal"/>
    </style:style>
    <style:style style:name="T9" style:family="text">
      <style:text-properties fo:font-weight="normal" officeooo:rsid="00279fb6" style:font-weight-asian="normal" style:font-weight-complex="normal"/>
    </style:style>
    <style:style style:name="T10" style:family="text">
      <style:text-properties fo:font-weight="normal" officeooo:rsid="002978f6" style:font-weight-asian="normal" style:font-weight-complex="normal"/>
    </style:style>
    <style:style style:name="T11" style:family="text">
      <style:text-properties fo:font-weight="normal" officeooo:rsid="002d492c" style:font-weight-asian="normal" style:font-weight-complex="normal"/>
    </style:style>
    <style:style style:name="T12" style:family="text">
      <style:text-properties officeooo:rsid="0010e55b"/>
    </style:style>
    <style:style style:name="T13" style:family="text">
      <style:text-properties officeooo:rsid="0021cd13"/>
    </style:style>
    <style:style style:name="T14" style:family="text">
      <style:text-properties officeooo:rsid="00151ef4"/>
    </style:style>
    <style:style style:name="T15" style:family="text">
      <style:text-properties officeooo:rsid="001a94f6"/>
    </style:style>
    <style:style style:name="T16" style:family="text">
      <style:text-properties officeooo:rsid="002157a4"/>
    </style:style>
    <style:style style:name="T17" style:family="text">
      <style:text-properties officeooo:rsid="0019232c"/>
    </style:style>
    <style:style style:name="T18" style:family="text">
      <style:text-properties officeooo:rsid="001b229b"/>
    </style:style>
    <style:style style:name="T19" style:family="text">
      <style:text-properties officeooo:rsid="001b7f69"/>
    </style:style>
    <style:style style:name="T20" style:family="text">
      <style:text-properties officeooo:rsid="001c416c"/>
    </style:style>
    <style:style style:name="T21" style:family="text">
      <style:text-properties officeooo:rsid="0020c440"/>
    </style:style>
    <style:style style:name="T22" style:family="text">
      <style:text-properties officeooo:rsid="00230eae"/>
    </style:style>
    <style:style style:name="T23" style:family="text">
      <style:text-properties officeooo:rsid="0024e885"/>
    </style:style>
    <style:style style:name="T24" style:family="text">
      <style:text-properties officeooo:rsid="00279fb6"/>
    </style:style>
    <style:style style:name="T25" style:family="text">
      <style:text-properties officeooo:rsid="002978f6"/>
    </style:style>
    <style:style style:name="T26" style:family="text">
      <style:text-properties officeooo:rsid="002b4c4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genharia de Software II</text:p>
      <text:p text:style-name="P1">Ciência da Computação - Bacharelado</text:p>
      <text:p text:style-name="P1">Universidade Federal da Fronteira Sul</text:p>
      <text:p text:style-name="P2">Estudantes: Alesom Zorzi, <text:span text:style-name="T1">André Luiz Maso, Eduardo Ogliari, Jardel Anton, João Ricardo Barp Neto, Jovani de Souza, Kétly Gonçalves Machado.</text:span></text:p>
      <text:p text:style-name="P2"/>
      <text:p text:style-name="P35">PRODUCT BACKLOG</text:p>
      <text:p text:style-name="P35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3"><text:span text:style-name="T2">Como</text:span> <text:span text:style-name="T17">administrador/servidor</text:span></text:p>
            <text:p text:style-name="P3"><text:span text:style-name="T2">eu preciso</text:span> <text:span text:style-name="T18">cadastrar</text:span> p<text:span text:style-name="T18">rodutos</text:span></text:p>
            <text:p text:style-name="P3"><text:span text:style-name="T2">para</text:span> <text:span text:style-name="T19">poder realizar o gerenciamento de suas movimentações.</text:span></text:p>
          </table:table-cell>
        </table:table-row>
        <table:table-row>
          <table:table-cell table:style-name="Tabela2.A2" office:value-type="string">
            <text:p text:style-name="P4"><text:span text:style-name="T2">Como</text:span> <text:span text:style-name="T17">administrador/servidor</text:span></text:p>
            <text:p text:style-name="P4"><text:span text:style-name="T2">eu preciso</text:span> <text:span text:style-name="T18">cadastrar</text:span> <text:span text:style-name="T20">locais</text:span></text:p>
            <text:p text:style-name="P4"><text:span text:style-name="T2">para</text:span> <text:span text:style-name="T19">poder definir o local em que cada produto está armazenado.</text:span></text:p>
          </table:table-cell>
        </table:table-row>
        <table:table-row>
          <table:table-cell table:style-name="Tabela2.A2" office:value-type="string">
            <text:p text:style-name="P5"><text:span text:style-name="T2">Como</text:span> <text:span text:style-name="T17">administrador/servidor</text:span></text:p>
            <text:p text:style-name="P5"><text:span text:style-name="T2">eu preciso</text:span> <text:span text:style-name="T18">cadastrar</text:span> <text:span text:style-name="T21">grupos</text:span></text:p>
            <text:p text:style-name="P13">para <text:span text:style-name="T7">poder categorizar os produtos cadastrados.</text:span></text:p>
          </table:table-cell>
        </table:table-row>
        <table:table-row>
          <table:table-cell table:style-name="Tabela2.A2" office:value-type="string">
            <text:p text:style-name="P6"><text:span text:style-name="T2">Como</text:span> <text:span text:style-name="T17">administrador/servidor</text:span></text:p>
            <text:p text:style-name="P6"><text:span text:style-name="T2">eu preciso</text:span> <text:span text:style-name="T22">movimentar produtos</text:span></text:p>
            <text:p text:style-name="P6"><text:span text:style-name="T2">para</text:span> <text:span text:style-name="T19">poder registrar entradas e saídas dos produtos do estoque.</text:span></text:p>
          </table:table-cell>
        </table:table-row>
        <table:table-row>
          <table:table-cell table:style-name="Tabela2.A2" office:value-type="string">
            <text:p text:style-name="P7"><text:span text:style-name="T2">Como</text:span> <text:span text:style-name="T17">administrador/servidor</text:span></text:p>
            <text:p text:style-name="P7"><text:span text:style-name="T2">eu preciso</text:span> <text:span text:style-name="T23">buscar produtos</text:span></text:p>
            <text:p text:style-name="P14">para <text:span text:style-name="T8">poder visualizar os detalhes deste produto.</text:span></text:p>
          </table:table-cell>
        </table:table-row>
        <table:table-row>
          <table:table-cell table:style-name="Tabela2.A2" office:value-type="string">
            <text:p text:style-name="P8"><text:span text:style-name="T2">Como</text:span> <text:span text:style-name="T17">administrador/servidor</text:span></text:p>
            <text:p text:style-name="P8"><text:span text:style-name="T2">eu preciso</text:span> <text:span text:style-name="T24">receber alertas</text:span></text:p>
            <text:p text:style-name="P15">para <text:span text:style-name="T8">poder </text:span><text:span text:style-name="T9">repor o estoque quando necessário.</text:span></text:p>
          </table:table-cell>
        </table:table-row>
        <table:table-row>
          <table:table-cell table:style-name="Tabela2.A2" office:value-type="string">
            <text:p text:style-name="P9"><text:span text:style-name="T2">Como</text:span> <text:span text:style-name="T17">administrador/servidor/estagiário</text:span></text:p>
            <text:p text:style-name="P9"><text:span text:style-name="T2">eu preciso</text:span> <text:span text:style-name="T25">gerar relatórios</text:span></text:p>
            <text:p text:style-name="P16">para <text:span text:style-name="T8">poder visualizar </text:span><text:span text:style-name="T10">os dados do sistema de forma organizada.</text:span></text:p>
          </table:table-cell>
        </table:table-row>
        <table:table-row>
          <table:table-cell table:style-name="Tabela2.A2" office:value-type="string">
            <text:p text:style-name="P10"><text:span text:style-name="T2">Como</text:span> <text:span text:style-name="T17">administrador/servidor/estagiário</text:span></text:p>
            <text:p text:style-name="P10"><text:span text:style-name="T2">eu preciso</text:span> <text:span text:style-name="T25">gerar gráficos</text:span></text:p>
            <text:p text:style-name="P17">para <text:span text:style-name="T8">poder visualizar </text:span><text:span text:style-name="T10">os dados do sistema de forma organizada.</text:span></text:p>
          </table:table-cell>
        </table:table-row>
        <table:table-row>
          <table:table-cell table:style-name="Tabela2.A2" office:value-type="string">
            <text:p text:style-name="P11"><text:span text:style-name="T2">Como</text:span> <text:span text:style-name="T17">administrador/servidor/estagiário</text:span></text:p>
            <text:p text:style-name="P11"><text:span text:style-name="T2">eu preciso</text:span> <text:span text:style-name="T26">logar no sistema</text:span></text:p>
            <text:p text:style-name="P18">para <text:span text:style-name="T8">poder </text:span><text:span text:style-name="T11">fazer uso do mesmo registrando minhas atividades.</text:span></text:p>
          </table:table-cell>
        </table:table-row>
      </table:table>
      <text:p text:style-name="P36"/>
      <text:p text:style-name="P37"/>
      <text:p text:style-name="P38">PRIORIZAÇÃO DAS HISTÓRIAS</text:p>
      <text:p text:style-name="P3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19">ID</text:p>
          </table:table-cell>
          <table:table-cell table:style-name="Tabela3.A1" office:value-type="string">
            <text:p text:style-name="P20">História do usuário</text:p>
          </table:table-cell>
          <table:table-cell table:style-name="Tabela3.A1" office:value-type="string">
            <text:p text:style-name="P20">Categoria</text:p>
          </table:table-cell>
          <table:table-cell table:style-name="Tabela3.D1" office:value-type="string">
            <text:p text:style-name="P20">Prioridade</text:p>
          </table:table-cell>
        </table:table-row>
        <table:table-row>
          <table:table-cell table:style-name="Tabela3.A2" office:value-type="string">
            <text:p text:style-name="P22">1</text:p>
          </table:table-cell>
          <table:table-cell table:style-name="Tabela3.B2" office:value-type="string">
            <text:p text:style-name="P3"><text:span text:style-name="T2">Como</text:span> <text:span text:style-name="T17">administrador/servidor</text:span></text:p>
            <text:p text:style-name="P3"><text:span text:style-name="T2">eu preciso</text:span> <text:span text:style-name="T18">cadastrar</text:span> p<text:span text:style-name="T18">rodutos</text:span></text:p>
            <text:p text:style-name="P3"><text:span text:style-name="T2">para</text:span> <text:span text:style-name="T19">poder realizar o gerenciamento de suas movimentações.</text:span></text:p>
          </table:table-cell>
          <table:table-cell table:style-name="Tabela3.A2" office:value-type="string">
            <text:p text:style-name="P23">Alta</text:p>
          </table:table-cell>
          <table:table-cell table:style-name="Tabela3.D2" office:value-type="string">
            <text:p text:style-name="P24">3</text:p>
          </table:table-cell>
        </table:table-row>
        <table:table-row>
          <table:table-cell table:style-name="Tabela3.A2" office:value-type="string">
            <text:p text:style-name="P22">2</text:p>
          </table:table-cell>
          <table:table-cell table:style-name="Tabela3.B3" office:value-type="string">
            <text:p text:style-name="P4"><text:span text:style-name="T2">Como</text:span> <text:span text:style-name="T17">administrador/servidor</text:span></text:p>
            <text:p text:style-name="P4"><text:span text:style-name="T2">eu preciso</text:span> <text:span text:style-name="T18">cadastrar</text:span> <text:span text:style-name="T20">locais</text:span></text:p>
            <text:p text:style-name="P4"><text:span text:style-name="T2">para</text:span> <text:span text:style-name="T19">poder definir o local em que cada produto está armazenado.</text:span></text:p>
          </table:table-cell>
          <table:table-cell table:style-name="Tabela3.A2" office:value-type="string">
            <text:p text:style-name="P23">Alta</text:p>
          </table:table-cell>
          <table:table-cell table:style-name="Tabela3.D2" office:value-type="string">
            <text:p text:style-name="P30">1</text:p>
          </table:table-cell>
        </table:table-row>
        <table:table-row>
          <table:table-cell table:style-name="Tabela3.A2" office:value-type="string">
            <text:p text:style-name="P22">3</text:p>
          </table:table-cell>
          <table:table-cell table:style-name="Tabela3.B4" office:value-type="string">
            <text:p text:style-name="P5"><text:span text:style-name="T2">Como</text:span> <text:span text:style-name="T17">administrador/servidor</text:span></text:p>
            <text:p text:style-name="P5"><text:soft-page-break/><text:span text:style-name="T2">eu preciso</text:span> <text:span text:style-name="T18">cadastrar</text:span> <text:span text:style-name="T21">grupos</text:span></text:p>
            <text:p text:style-name="P13">para <text:span text:style-name="T7">poder categorizar os produtos cadastrados.</text:span></text:p>
          </table:table-cell>
          <table:table-cell table:style-name="Tabela3.A2" office:value-type="string">
            <text:p text:style-name="P23">Alta</text:p>
          </table:table-cell>
          <table:table-cell table:style-name="Tabela3.D2" office:value-type="string">
            <text:p text:style-name="P24">2</text:p>
          </table:table-cell>
        </table:table-row>
        <table:table-row>
          <table:table-cell table:style-name="Tabela3.A2" office:value-type="string">
            <text:p text:style-name="P22">4</text:p>
          </table:table-cell>
          <table:table-cell table:style-name="Tabela3.B5" office:value-type="string">
            <text:p text:style-name="P6"><text:span text:style-name="T2">Como</text:span> <text:span text:style-name="T17">administrador/servidor</text:span></text:p>
            <text:p text:style-name="P6"><text:span text:style-name="T2">eu preciso</text:span> <text:span text:style-name="T22">movimentar produtos</text:span></text:p>
            <text:p text:style-name="P6"><text:span text:style-name="T2">para</text:span> <text:span text:style-name="T19">poder registrar entradas e saídas dos produtos do estoque.</text:span></text:p>
          </table:table-cell>
          <table:table-cell table:style-name="Tabela3.A2" office:value-type="string">
            <text:p text:style-name="P23">Alta</text:p>
          </table:table-cell>
          <table:table-cell table:style-name="Tabela3.D2" office:value-type="string">
            <text:p text:style-name="P24">4</text:p>
          </table:table-cell>
        </table:table-row>
        <table:table-row>
          <table:table-cell table:style-name="Tabela3.A2" office:value-type="string">
            <text:p text:style-name="P22">5</text:p>
          </table:table-cell>
          <table:table-cell table:style-name="Tabela3.B6" office:value-type="string">
            <text:p text:style-name="P7"><text:span text:style-name="T2">Como</text:span> <text:span text:style-name="T17">administrador/servidor</text:span></text:p>
            <text:p text:style-name="P7"><text:span text:style-name="T2">eu preciso</text:span> <text:span text:style-name="T23">buscar produtos</text:span></text:p>
            <text:p text:style-name="P14">para <text:span text:style-name="T8">poder visualizar os detalhes deste produto.</text:span></text:p>
          </table:table-cell>
          <table:table-cell table:style-name="Tabela3.A2" office:value-type="string">
            <text:p text:style-name="P27">Média</text:p>
          </table:table-cell>
          <table:table-cell table:style-name="Tabela3.D2" office:value-type="string">
            <text:p text:style-name="P31">3</text:p>
          </table:table-cell>
        </table:table-row>
        <table:table-row>
          <table:table-cell table:style-name="Tabela3.A2" office:value-type="string">
            <text:p text:style-name="P22">6</text:p>
          </table:table-cell>
          <table:table-cell table:style-name="Tabela3.B7" office:value-type="string">
            <text:p text:style-name="P8"><text:span text:style-name="T2">Como</text:span> <text:span text:style-name="T17">administrador/servidor</text:span></text:p>
            <text:p text:style-name="P8"><text:span text:style-name="T2">eu preciso</text:span> <text:span text:style-name="T24">receber alertas</text:span></text:p>
            <text:p text:style-name="P15">para <text:span text:style-name="T8">poder </text:span><text:span text:style-name="T9">repor o estoque quando necessário.</text:span></text:p>
          </table:table-cell>
          <table:table-cell table:style-name="Tabela3.A2" office:value-type="string">
            <text:p text:style-name="P25">Baixa</text:p>
          </table:table-cell>
          <table:table-cell table:style-name="Tabela3.D2" office:value-type="string">
            <text:p text:style-name="P33">1</text:p>
          </table:table-cell>
        </table:table-row>
        <table:table-row>
          <table:table-cell table:style-name="Tabela3.A2" office:value-type="string">
            <text:p text:style-name="P22">7</text:p>
          </table:table-cell>
          <table:table-cell table:style-name="Tabela3.B8" office:value-type="string">
            <text:p text:style-name="P9"><text:span text:style-name="T2">Como</text:span> <text:span text:style-name="T17">administrador/servidor/estagiário</text:span></text:p>
            <text:p text:style-name="P9"><text:span text:style-name="T2">eu preciso</text:span> <text:span text:style-name="T25">gerar relatórios</text:span></text:p>
            <text:p text:style-name="P16">para <text:span text:style-name="T8">poder visualizar </text:span><text:span text:style-name="T10">os dados do sistema de forma organizada.</text:span></text:p>
          </table:table-cell>
          <table:table-cell table:style-name="Tabela3.A2" office:value-type="string">
            <text:p text:style-name="P25">Média</text:p>
          </table:table-cell>
          <table:table-cell table:style-name="Tabela3.D2" office:value-type="string">
            <text:p text:style-name="P32">2</text:p>
          </table:table-cell>
        </table:table-row>
        <table:table-row>
          <table:table-cell table:style-name="Tabela3.A2" office:value-type="string">
            <text:p text:style-name="P22">8</text:p>
          </table:table-cell>
          <table:table-cell table:style-name="Tabela3.B9" office:value-type="string">
            <text:p text:style-name="P10"><text:span text:style-name="T2">Como</text:span> <text:span text:style-name="T17">administrador/servidor/estagiário</text:span></text:p>
            <text:p text:style-name="P10"><text:span text:style-name="T2">eu preciso</text:span> <text:span text:style-name="T25">gerar gráficos</text:span></text:p>
            <text:p text:style-name="P17">para <text:span text:style-name="T8">poder visualizar </text:span><text:span text:style-name="T10">os dados do sistema de forma organizada.</text:span></text:p>
          </table:table-cell>
          <table:table-cell table:style-name="Tabela3.A2" office:value-type="string">
            <text:p text:style-name="P25">Média</text:p>
          </table:table-cell>
          <table:table-cell table:style-name="Tabela3.D2" office:value-type="string">
            <text:p text:style-name="P32">1</text:p>
          </table:table-cell>
        </table:table-row>
        <table:table-row>
          <table:table-cell table:style-name="Tabela3.A2" office:value-type="string">
            <text:p text:style-name="P22">9</text:p>
          </table:table-cell>
          <table:table-cell table:style-name="Tabela3.B10" office:value-type="string">
            <text:p text:style-name="P11"><text:span text:style-name="T2">Como</text:span> <text:span text:style-name="T17">administrador/servidor/estagiário</text:span></text:p>
            <text:p text:style-name="P11"><text:span text:style-name="T2">eu preciso</text:span> <text:span text:style-name="T26">logar no sistema</text:span></text:p>
            <text:p text:style-name="P18">para <text:span text:style-name="T8">poder </text:span><text:span text:style-name="T11">fazer uso do mesmo registrando minhas atividades.</text:span></text:p>
          </table:table-cell>
          <table:table-cell table:style-name="Tabela3.A2" office:value-type="string">
            <text:p text:style-name="P28">Alta</text:p>
          </table:table-cell>
          <table:table-cell table:style-name="Tabela3.D2" office:value-type="string">
            <text:p text:style-name="P29">5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4:49:01.349979423</meta:creation-date>
    <meta:generator>LibreOffice/4.2.8.2$Linux_X86_64 LibreOffice_project/420m0$Build-2</meta:generator>
    <dc:date>2016-10-11T15:22:48.765059945</dc:date>
    <meta:editing-duration>PT22M55S</meta:editing-duration>
    <meta:editing-cycles>54</meta:editing-cycles>
    <meta:document-statistic meta:table-count="2" meta:image-count="0" meta:object-count="0" meta:page-count="2" meta:paragraph-count="91" meta:word-count="338" meta:character-count="2430" meta:non-whitespace-character-count="2183"/>
  </office:meta>
</office:document-meta>
</file>